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0465in"/>
    </style:style>
    <style:style style:name="co36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528in"/>
    </style:style>
    <style:style style:name="co37" style:family="table-column">
      <style:table-column-properties fo:break-before="auto" style:column-width="2.1898in"/>
    </style:style>
    <style:style style:name="co38" style:family="table-column">
      <style:table-column-properties fo:break-before="auto" style:column-width="3.2563in"/>
    </style:style>
    <style:style style:name="co4" style:family="table-column">
      <style:table-column-properties fo:break-before="auto" style:column-width="0.889in"/>
    </style:style>
    <style:style style:name="co44" style:family="table-column">
      <style:table-column-properties fo:break-before="auto" style:column-width="1.689in"/>
    </style:style>
    <style:style style:name="co45" style:family="table-column">
      <style:table-column-properties fo:break-before="auto" style:column-width="0.8402in"/>
    </style:style>
    <style:style style:name="co46" style:family="table-column">
      <style:table-column-properties fo:break-before="auto" style:column-width="2.0807in"/>
    </style:style>
    <style:style style:name="co47" style:family="table-column">
      <style:table-column-properties fo:break-before="auto" style:column-width="3.2673in"/>
    </style:style>
    <style:style style:name="co39" style:family="table-column">
      <style:table-column-properties fo:break-before="auto" style:column-width="1.6346in"/>
    </style:style>
    <style:style style:name="co40" style:family="table-column">
      <style:table-column-properties fo:break-before="auto" style:column-width="0.9709in"/>
    </style:style>
    <style:style style:name="co41" style:family="table-column">
      <style:table-column-properties fo:break-before="auto" style:column-width="3.398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3098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7in"/>
    </style:style>
    <style:style style:name="co23" style:family="table-column">
      <style:table-column-properties fo:break-before="auto" style:column-width="0.9484in"/>
    </style:style>
    <style:style style:name="co24" style:family="table-column">
      <style:table-column-properties fo:break-before="auto" style:column-width="2.3854in"/>
    </style:style>
    <style:style style:name="co10" style:family="table-column">
      <style:table-column-properties fo:break-before="auto" style:column-width="3.0602in"/>
    </style:style>
    <style:style style:name="co25" style:family="table-column">
      <style:table-column-properties fo:break-before="auto" style:column-width="0.198in"/>
    </style:style>
    <style:style style:name="co26" style:family="table-column">
      <style:table-column-properties fo:break-before="auto" style:column-width="1.4492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2.1571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2.1681in"/>
    </style:style>
    <style:style style:name="co31" style:family="table-column">
      <style:table-column-properties fo:break-before="auto" style:column-width="1.2756in"/>
    </style:style>
    <style:style style:name="co32" style:family="table-column">
      <style:table-column-properties fo:break-before="auto" style:column-width="0.6772in"/>
    </style:style>
    <style:style style:name="co33" style:family="table-column">
      <style:table-column-properties fo:break-before="auto" style:column-width="2.2661in"/>
    </style:style>
    <style:style style:name="co35" style:family="table-column">
      <style:table-column-properties fo:break-before="auto" style:column-width="1.711in"/>
    </style:style>
    <style:style style:name="co42" style:family="table-column">
      <style:table-column-properties fo:break-before="auto" style:column-width="3.4634in"/>
    </style:style>
    <style:style style:name="co43" style:family="table-column">
      <style:table-column-properties fo:break-before="auto" style:column-width="3.7783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64" style:family="table-cell" style:parent-style-name="Default">
      <style:table-cell-properties fo:wrap-option="no-wrap"/>
      <style:text-properties style:text-position=""/>
    </style:style>
    <style:style style:name="ce6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7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3" style:family="table-cell" style:parent-style-name="Default">
      <style:table-cell-properties fo:wrap-option="no-wrap"/>
      <style:text-properties style:text-position=""/>
    </style:style>
    <style:style style:name="ce5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58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5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7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7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7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5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16" style:family="table-cell" style:parent-style-name="Default">
      <style:table-cell-properties fo:wrap-option="no-wrap"/>
      <style:text-properties style:text-position=""/>
    </style:style>
    <style:style style:name="ce2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9" style:family="table-cell" style:parent-style-name="Default">
      <style:table-cell-properties fo:wrap-option="wrap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7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2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4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style:vertical-align="middle" loext:vertical-justify="auto"/>
    </style:style>
    <style:style style:name="ce56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wrap-option="no-wrap"/>
    </style:style>
    <style:style style:name="ce6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</style:style>
    <style:style style:name="ce83" style:family="table-cell" style:parent-style-name="Default">
      <style:table-cell-properties style:text-align-source="fix" style:repeat-content="false" fo:wrap-option="no-wrap" style:vertical-align="middle"/>
      <style:paragraph-properties fo:text-align="start"/>
    </style:style>
    <style:style style:name="ce8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wrap-option="no-wrap" style:vertical-align="middle" loext:vertical-justify="auto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93" style:family="table-cell" style:parent-style-name="Default">
      <style:table-cell-properties fo:wrap-option="wrap" style:vertical-align="middle" loext:vertical-justify="auto"/>
    </style:style>
    <style:style style:name="ce9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99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10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102" style:family="table-cell" style:parent-style-name="Default">
      <style:table-cell-properties fo:wrap-option="no-wrap" style:vertical-align="middle" loext:vertical-justify="auto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35" table:default-cell-style-name="ce47"/>
        <table:table-column table:style-name="co42" table:default-cell-style-name="ce47"/>
        <table:table-column table:style-name="co43" table:default-cell-style-name="ce84"/>
        <table:table-column table:style-name="co4" table:default-cell-style-name="ce47"/>
        <table:table-column table:style-name="co4" table:default-cell-style-name="ce90"/>
        <table:table-column table:style-name="co4" table:number-columns-repeated="1009" table:default-cell-style-name="ce47"/>
        <table:table-column table:style-name="co4" table:number-columns-repeated="3" table:default-cell-style-name="ce55"/>
        <table:table-row table:style-name="ro1">
          <table:table-cell table:style-name="ce43" office:value-type="string" calcext:value-type="string">
            <text:p>Program signature</text:p>
          </table:table-cell>
          <table:table-cell table:style-name="ce56" office:value-type="float" office:value="51661" calcext:value-type="float">
            <text:p>51661</text:p>
          </table:table-cell>
          <table:table-cell table:style-name="ce63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1">
          <table:table-cell table:style-name="ce43" office:value-type="string" calcext:value-type="string">
            <text:p>Git repository tag</text:p>
          </table:table-cell>
          <table:table-cell table:style-name="ce60" office:value-type="string" calcext:value-type="string">
            <text:p>20140616_MMTN</text:p>
          </table:table-cell>
          <table:table-cell table:style-name="ce63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4" office:value-type="string" calcext:value-type="string">
            <text:p>Table name</text:p>
          </table:table-cell>
          <table:table-cell table:style-name="ce43" office:value-type="string" calcext:value-type="string">
            <text:p>Record interval</text:p>
          </table:table-cell>
          <table:table-cell table:style-name="ce65" office:value-type="string" calcext:value-type="string">
            <text:p>Note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66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66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diagnostics</text:p>
          </table:table-cell>
          <table:table-cell table:style-name="Default" office:value-type="string" calcext:value-type="string">
            <text:p>5 min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1">
          <table:table-cell table:style-name="ce45" office:value-type="string" calcext:value-type="string">
            <text:p>extra_info</text:p>
          </table:table-cell>
          <table:table-cell table:style-name="Default" office:value-type="string" calcext:value-type="string">
            <text:p>-as required-</text:p>
          </table:table-cell>
          <table:table-cell table:style-name="ce63" office:value-type="string" calcext:value-type="string">
            <text:p>Records changes to sensor mult./offsets &amp; activation flag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tsdata_extra</text:p>
          </table:table-cell>
          <table:table-cell table:style-name="Default" office:value-type="string" calcext:value-type="string">
            <text:p>100ms = 10hz</text:p>
          </table:table-cell>
          <table:table-cell table:style-name="ce63" office:value-type="string" calcext:value-type="string">
            <text:p>Inactive without LGR n2o/co or Picarro co2/ch4 analyzer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_ui</text:p>
          </table:table-cell>
          <table:table-cell table:style-name="Default" office:value-type="string" calcext:value-type="string">
            <text:p>30 min</text:p>
          </table:table-cell>
          <table:table-cell table:style-name="ce83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stats5_ui</text:p>
          </table:table-cell>
          <table:table-cell table:style-name="Default" office:value-type="string" calcext:value-type="string">
            <text:p>5 min</text:p>
          </table:table-cell>
          <table:table-cell table:style-name="ce83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4" office:value-type="string" calcext:value-type="string">
            <text:p>StatCode</text:p>
          </table:table-cell>
          <table:table-cell table:style-name="ce43" office:value-type="string" calcext:value-type="string">
            <text:p>Description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6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63"/>
          <table:table-cell table:style-name="Default" table:number-columns-repeated="2"/>
          <table:table-cell table:style-name="ce90"/>
          <table:table-cell table:number-columns-repeated="1011"/>
        </table:table-row>
        <table:table-row table:style-name="ro2">
          <table:table-cell table:style-name="ce4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2">
          <table:table-cell table:style-name="ce4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48"/>
          <table:table-cell table:style-name="ce50"/>
          <table:table-cell table:number-columns-repeated="2"/>
          <table:table-cell table:style-name="ce47"/>
          <table:table-cell table:style-name="ce90"/>
          <table:table-cell table:number-columns-repeated="1008"/>
          <table:table-cell table:style-name="ce62" table:number-columns-repeated="2"/>
          <table:table-cell/>
        </table:table-row>
        <table:table-row table:style-name="ro2">
          <table:table-cell table:style-name="ce49"/>
          <table:table-cell table:style-name="ce50"/>
          <table:table-cell table:number-columns-repeated="2"/>
          <table:table-cell table:style-name="ce47"/>
          <table:table-cell table:style-name="ce90"/>
          <table:table-cell table:number-columns-repeated="1011"/>
        </table:table-row>
        <table:table-row table:style-name="ro2">
          <table:table-cell table:style-name="ce49"/>
          <table:table-cell table:style-name="ce61" table:number-columns-spanned="4" table:number-rows-spanned="1"/>
          <table:covered-table-cell table:number-columns-repeated="2"/>
          <table:covered-table-cell table:style-name="ce47"/>
          <table:table-cell table:style-name="ce90"/>
          <table:table-cell table:number-columns-repeated="1011"/>
        </table:table-row>
        <table:table-row table:style-name="ro2">
          <table:table-cell table:style-name="ce49" table:number-columns-repeated="2"/>
          <table:table-cell table:style-name="ce86"/>
          <table:table-cell table:style-name="ce49"/>
          <table:table-cell table:style-name="ce91"/>
          <table:table-cell table:style-name="ce55"/>
          <table:table-cell table:number-columns-repeated="1011"/>
        </table:table-row>
        <table:table-row table:style-name="ro2" table:number-rows-repeated="2">
          <table:table-cell table:style-name="ce50" table:number-columns-repeated="2"/>
          <table:table-cell table:style-name="ce87"/>
          <table:table-cell table:style-name="ce50"/>
          <table:table-cell table:style-name="ce61"/>
          <table:table-cell table:style-name="ce55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88"/>
          <table:table-cell table:number-columns-repeated="2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92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4"/>
          <table:table-cell table:style-name="ce93"/>
          <table:table-cell table:style-name="ce55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2"/>
          <table:table-cell table:style-name="ce88"/>
          <table:table-cell table:number-columns-repeated="2"/>
          <table:table-cell table:style-name="ce55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2"/>
          <table:table-cell table:style-name="ce88"/>
          <table:table-cell table:number-columns-repeated="2"/>
          <table:table-cell table:style-name="ce55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4"/>
          <table:table-cell table:style-name="ce93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48"/>
          <table:table-cell table:number-columns-repeated="1016"/>
        </table:table-row>
        <table:table-row table:style-name="ro2">
          <table:table-cell table:style-name="ce52"/>
          <table:table-cell table:number-columns-repeated="1016"/>
        </table:table-row>
        <table:table-row table:style-name="ro2">
          <table:table-cell table:style-name="ce54"/>
          <table:table-cell table:number-columns-repeated="1016"/>
        </table:table-row>
        <table:table-row table:style-name="ro2">
          <table:table-cell table:style-name="ce50"/>
          <table:table-cell table:style-name="ce62"/>
          <table:table-cell table:style-name="ce89"/>
          <table:table-cell table:style-name="ce55"/>
          <table:table-cell table:style-name="ce93"/>
          <table:table-cell table:number-columns-repeated="1012"/>
        </table:table-row>
        <table:table-row table:style-name="ro2">
          <table:table-cell table:style-name="ce50" table:number-columns-repeated="2"/>
          <table:table-cell table:style-name="ce87"/>
          <table:table-cell table:style-name="ce49"/>
          <table:table-cell table:style-name="ce91"/>
          <table:table-cell table:number-columns-repeated="1012"/>
        </table:table-row>
        <table:table-row table:style-name="ro2" table:number-rows-repeated="2">
          <table:table-cell table:style-name="ce50" table:number-columns-repeated="2"/>
          <table:table-cell table:style-name="ce87"/>
          <table:table-cell table:style-name="ce50"/>
          <table:table-cell table:style-name="ce61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55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55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55"/>
          <table:table-cell table:number-columns-repeated="1016"/>
        </table:table-row>
        <table:table-row table:style-name="ro2" table:number-rows-repeated="1048336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sdata" table:style-name="ta1">
        <table:table-column table:style-name="co5" table:default-cell-style-name="ce77"/>
        <table:table-column table:style-name="co6" table:default-cell-style-name="ce64"/>
        <table:table-column table:style-name="co36" table:default-cell-style-name="ce64"/>
        <table:table-column table:style-name="co8" table:default-cell-style-name="ce77"/>
        <table:table-column table:style-name="co37" table:default-cell-style-name="ce64"/>
        <table:table-column table:style-name="co38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Ux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axial wind component</text:p>
          </table:table-cell>
          <table:table-cell table:style-name="ce6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y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cross wind component</text:p>
          </table:table-cell>
          <table:table-cell table:style-name="ce6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Uz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vertical wind speed</text:p>
          </table:table-cell>
          <table:table-cell table:style-name="ce6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Ts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sonic temperature</text:p>
          </table:table-cell>
          <table:table-cell table:style-name="ce6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diag_sonic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CO2</text:p>
          </table:table-cell>
          <table:table-cell table:style-name="ce68" office:value-type="string" calcext:value-type="string">
            <text:p>m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carbon dioxi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H2O</text:p>
          </table:table-cell>
          <table:table-cell table:style-name="ce68" office:value-type="string" calcext:value-type="string">
            <text:p>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water vapor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diag_irga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amb_tmpr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ambient temperat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8" office:value-type="string" calcext:value-type="string">
            <text:p>amb_press</text:p>
          </table:table-cell>
          <table:table-cell table:style-name="ce68" office:value-type="string" calcext:value-type="string">
            <text:p>kPa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barometric (ambient) press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8" office:value-type="string" calcext:value-type="string">
            <text:p>CO2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CO2 signal quality</text:p>
          </table:table-cell>
          <table:table-cell table:style-name="ce6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8" office:value-type="string" calcext:value-type="string">
            <text:p>H2O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2O signal quality</text:p>
          </table:table-cell>
          <table:table-cell table:style-name="ce6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5" table:default-cell-style-name="ce67"/>
        <table:table-column table:style-name="co44" table:default-cell-style-name="ce53"/>
        <table:table-column table:style-name="co45" table:default-cell-style-name="ce53"/>
        <table:table-column table:style-name="co8" table:default-cell-style-name="ce67"/>
        <table:table-column table:style-name="co46" table:default-cell-style-name="ce53"/>
        <table:table-column table:style-name="co47" table:default-cell-style-name="ce53"/>
        <table:table-column table:style-name="co4" table:number-columns-repeated="1016" table:default-cell-style-name="ce53"/>
        <table:table-row table:style-name="ro3">
          <table:table-cell/>
          <table:table-cell table:style-name="ce58" office:value-type="string" calcext:value-type="string">
            <text:p>Column label</text:p>
          </table:table-cell>
          <table:table-cell table:style-name="ce58" office:value-type="string" calcext:value-type="string">
            <text:p>Units</text:p>
          </table:table-cell>
          <table:table-cell table:style-name="ce71" office:value-type="string" calcext:value-type="string">
            <text:p>StatCode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TIMESTAMP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end of period timestamp</text:p>
          </table:table-cell>
          <table:table-cell table:style-name="ce59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RECORD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sequential record number</text:p>
          </table:table-cell>
          <table:table-cell table:style-name="ce59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L</text:p>
          </table:table-cell>
          <table:table-cell table:style-name="ce57" office:value-type="string" calcext:value-type="string">
            <text:p>m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Obukhov length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u_star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friction veloc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tau</text:p>
          </table:table-cell>
          <table:table-cell table:style-name="ce57" office:value-type="string" calcext:value-type="string">
            <text:p>kg/(m s^2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omentum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Fc_wpl</text:p>
          </table:table-cell>
          <table:table-cell table:style-name="ce57" office:value-type="string" calcext:value-type="string">
            <text:p>mg/(m^2 s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CO2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LE_wpl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latent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Hc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ensible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Ts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Ts_Std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Tc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'corrected' sonic temp.</text:p>
          </table:table-cell>
          <table:table-cell table:style-name="ce81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Uz_St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vertical wind speed</text:p>
          </table:table-cell>
          <table:table-cell table:style-name="ce57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rslt_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rslt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std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sonic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CO2_ppm_Avg</text:p>
          </table:table-cell>
          <table:table-cell table:style-name="ce57" office:value-type="string" calcext:value-type="string">
            <text:p>ppm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CO2_mg_m3_Avg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ass concentr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CO2_mg_m3_Std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CO2 mass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CO2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H2O_g_kg_Avg</text:p>
          </table:table-cell>
          <table:table-cell table:style-name="ce57" office:value-type="string" calcext:value-type="string">
            <text:p>g/kg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H2O_g_m3_Avg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H2O_g_m3_Std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H2O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amb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7" office:value-type="string" calcext:value-type="string">
            <text:p>amb_press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barometric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7" office:value-type="string" calcext:value-type="string">
            <text:p>irga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7" office:value-type="string" calcext:value-type="string">
            <text:p>T_hmp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7" office:value-type="string" calcext:value-type="string">
            <text:p>RH_hmp_Avg</text:p>
          </table:table-cell>
          <table:table-cell table:style-name="ce57" office:value-type="string" calcext:value-type="string">
            <text:p>%</text:p>
          </table:table-cell>
          <table:table-cell table:style-name="ce73" office:value-type="string" calcext:value-type="string">
            <text:p>Smp+</text:p>
          </table:table-cell>
          <table:table-cell table:style-name="ce57" office:value-type="string" calcext:value-type="string">
            <text:p>mean relative humidity</text:p>
          </table:table-cell>
          <table:table-cell table:style-name="ce57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7" office:value-type="string" calcext:value-type="string">
            <text:p>e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vapor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7" office:value-type="string" calcext:value-type="string">
            <text:p>e_sat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aturation VP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7" office:value-type="string" calcext:value-type="string">
            <text:p>Rn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7" office:value-type="string" calcext:value-type="string">
            <text:p>Rn_meas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7" office:value-type="string" calcext:value-type="string">
            <text:p>PAR_totflx_Tot</text:p>
          </table:table-cell>
          <table:table-cell table:style-name="ce57" office:value-type="string" calcext:value-type="string">
            <text:p>mmol/m^2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flux density</text:p>
          </table:table-cell>
          <table:table-cell table:style-name="ce57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7" office:value-type="string" calcext:value-type="string">
            <text:p>PAR_flxdens_Avg</text:p>
          </table:table-cell>
          <table:table-cell table:style-name="ce57" office:value-type="string" calcext:value-type="string">
            <text:p>umol/s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average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7" office:value-type="string" calcext:value-type="string">
            <text:p>Met1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7" office:value-type="string" calcext:value-type="string">
            <text:p>Met1_rslt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7" office:value-type="string" calcext:value-type="string">
            <text:p>Met1_rslt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7" office:value-type="string" calcext:value-type="string">
            <text:p>Met1_std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7" office:value-type="string" calcext:value-type="string">
            <text:p>Rain_mm_Tot</text:p>
          </table:table-cell>
          <table:table-cell table:style-name="ce57" office:value-type="string" calcext:value-type="string">
            <text:p>mm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precipitation</text:p>
          </table:table-cell>
          <table:table-cell table:style-name="ce57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7" office:value-type="string" calcext:value-type="string">
            <text:p>panel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logger pane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7" office:value-type="string" calcext:value-type="string">
            <text:p>batt_volt_Avg</text:p>
          </table:table-cell>
          <table:table-cell table:style-name="ce57" office:value-type="string" calcext:value-type="string">
            <text:p>V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supply voltage</text:p>
          </table:table-cell>
          <table:table-cell table:style-name="ce57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75"/>
          <table:table-cell table:number-columns-repeated="1016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75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tats5" table:style-name="ta1">
        <table:table-column table:style-name="co5" table:default-cell-style-name="ce67"/>
        <table:table-column table:style-name="co44" table:default-cell-style-name="ce53"/>
        <table:table-column table:style-name="co45" table:default-cell-style-name="ce53"/>
        <table:table-column table:style-name="co8" table:default-cell-style-name="ce67"/>
        <table:table-column table:style-name="co46" table:default-cell-style-name="ce53"/>
        <table:table-column table:style-name="co47" table:default-cell-style-name="ce53"/>
        <table:table-column table:style-name="co4" table:number-columns-repeated="1016" table:default-cell-style-name="ce53"/>
        <table:table-row table:style-name="ro3">
          <table:table-cell/>
          <table:table-cell table:style-name="ce58" office:value-type="string" calcext:value-type="string">
            <text:p>Column label</text:p>
          </table:table-cell>
          <table:table-cell table:style-name="ce58" office:value-type="string" calcext:value-type="string">
            <text:p>Units</text:p>
          </table:table-cell>
          <table:table-cell table:style-name="ce71" office:value-type="string" calcext:value-type="string">
            <text:p>StatCode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TIMESTAMP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end of period timestamp</text:p>
          </table:table-cell>
          <table:table-cell table:style-name="ce59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RECORD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sequential record number</text:p>
          </table:table-cell>
          <table:table-cell table:style-name="ce59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L</text:p>
          </table:table-cell>
          <table:table-cell table:style-name="ce57" office:value-type="string" calcext:value-type="string">
            <text:p>m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Obukhov length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u_star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friction veloc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tau</text:p>
          </table:table-cell>
          <table:table-cell table:style-name="ce57" office:value-type="string" calcext:value-type="string">
            <text:p>kg/(m s^2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omentum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Fc_wpl</text:p>
          </table:table-cell>
          <table:table-cell table:style-name="ce57" office:value-type="string" calcext:value-type="string">
            <text:p>mg/(m^2 s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CO2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LE_wpl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latent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Hc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ensible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Ts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Ts_Std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Tc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'corrected' sonic temp.</text:p>
          </table:table-cell>
          <table:table-cell table:style-name="ce81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Uz_St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vertical wind speed</text:p>
          </table:table-cell>
          <table:table-cell table:style-name="ce57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rslt_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rslt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std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sonic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CO2_ppm_Avg</text:p>
          </table:table-cell>
          <table:table-cell table:style-name="ce57" office:value-type="string" calcext:value-type="string">
            <text:p>ppm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CO2_mg_m3_Avg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ass concentr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CO2_mg_m3_Std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CO2 mass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CO2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H2O_g_kg_Avg</text:p>
          </table:table-cell>
          <table:table-cell table:style-name="ce57" office:value-type="string" calcext:value-type="string">
            <text:p>g/kg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H2O_g_m3_Avg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H2O_g_m3_Std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H2O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amb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7" office:value-type="string" calcext:value-type="string">
            <text:p>amb_press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barometric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7" office:value-type="string" calcext:value-type="string">
            <text:p>irga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7" office:value-type="string" calcext:value-type="string">
            <text:p>T_hmp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7" office:value-type="string" calcext:value-type="string">
            <text:p>RH_hmp_Avg</text:p>
          </table:table-cell>
          <table:table-cell table:style-name="ce57" office:value-type="string" calcext:value-type="string">
            <text:p>%</text:p>
          </table:table-cell>
          <table:table-cell table:style-name="ce73" office:value-type="string" calcext:value-type="string">
            <text:p>Smp+</text:p>
          </table:table-cell>
          <table:table-cell table:style-name="ce57" office:value-type="string" calcext:value-type="string">
            <text:p>mean relative humidity</text:p>
          </table:table-cell>
          <table:table-cell table:style-name="ce57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7" office:value-type="string" calcext:value-type="string">
            <text:p>e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vapor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7" office:value-type="string" calcext:value-type="string">
            <text:p>e_sat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aturation VP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7" office:value-type="string" calcext:value-type="string">
            <text:p>Rn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7" office:value-type="string" calcext:value-type="string">
            <text:p>Rn_meas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7" office:value-type="string" calcext:value-type="string">
            <text:p>PAR_totflx_Tot</text:p>
          </table:table-cell>
          <table:table-cell table:style-name="ce57" office:value-type="string" calcext:value-type="string">
            <text:p>mmol/m^2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flux density</text:p>
          </table:table-cell>
          <table:table-cell table:style-name="ce57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7" office:value-type="string" calcext:value-type="string">
            <text:p>PAR_flxdens_Avg</text:p>
          </table:table-cell>
          <table:table-cell table:style-name="ce57" office:value-type="string" calcext:value-type="string">
            <text:p>umol/s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average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7" office:value-type="string" calcext:value-type="string">
            <text:p>Met1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7" office:value-type="string" calcext:value-type="string">
            <text:p>Met1_rslt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7" office:value-type="string" calcext:value-type="string">
            <text:p>Met1_rslt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7" office:value-type="string" calcext:value-type="string">
            <text:p>Met1_std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7" office:value-type="string" calcext:value-type="string">
            <text:p>Rain_mm_Tot</text:p>
          </table:table-cell>
          <table:table-cell table:style-name="ce57" office:value-type="string" calcext:value-type="string">
            <text:p>mm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precipitation</text:p>
          </table:table-cell>
          <table:table-cell table:style-name="ce57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7" office:value-type="string" calcext:value-type="string">
            <text:p>panel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logger pane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7" office:value-type="string" calcext:value-type="string">
            <text:p>batt_volt_Avg</text:p>
          </table:table-cell>
          <table:table-cell table:style-name="ce57" office:value-type="string" calcext:value-type="string">
            <text:p>V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supply voltage</text:p>
          </table:table-cell>
          <table:table-cell table:style-name="ce57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75"/>
          <table:table-cell table:number-columns-repeated="1016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75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ite_daily" table:style-name="ta1">
        <table:table-column table:style-name="co5" table:default-cell-style-name="ce77"/>
        <table:table-column table:style-name="co39" table:default-cell-style-name="ce64"/>
        <table:table-column table:style-name="co40" table:default-cell-style-name="ce64"/>
        <table:table-column table:style-name="co8" table:default-cell-style-name="ce77"/>
        <table:table-column table:style-name="co37" table:default-cell-style-name="ce64"/>
        <table:table-column table:style-name="co41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latitude_Med</text:p>
          </table:table-cell>
          <table:table-cell table:style-name="ce70" office:value-type="string" calcext:value-type="string">
            <text:p>decDegreesN</text:p>
          </table:table-cell>
          <table:table-cell table:style-name="ce79" office:value-type="string" calcext:value-type="string">
            <text:p>Med</text:p>
          </table:table-cell>
          <table:table-cell table:style-name="ce70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longitude_Med</text:p>
          </table:table-cell>
          <table:table-cell table:style-name="ce68" office:value-type="string" calcext:value-type="string">
            <text:p>decDegreesE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longitu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agnetic_variation_Med</text:p>
          </table:table-cell>
          <table:table-cell table:style-name="ce68" office:value-type="string" calcext:value-type="string">
            <text:p>degreesEofN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magnetic variation</text:p>
          </table:table-cell>
          <table:table-cell table:style-name="ce6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nmbr_satellites_Avg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number of satellites used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altitude_Med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altitude_Avg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gps_ready_Min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Min</text:p>
          </table:table-cell>
          <table:table-cell table:style-name="ce68" office:value-type="string" calcext:value-type="string">
            <text:p>daily minimum GPS ready signal</text:p>
          </table:table-cell>
          <table:table-cell table:style-name="ce6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max_clock_change</text:p>
          </table:table-cell>
          <table:table-cell table:style-name="ce68" office:value-type="string" calcext:value-type="string">
            <text:p>m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largest clock adjustment done</text:p>
          </table:table-cell>
          <table:table-cell table:style-name="ce6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nmbr_clock_change</text:p>
          </table:table-cell>
          <table:table-cell table:style-name="ce68" office:value-type="string" calcext:value-type="string">
            <text:p>occurrence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# of clock adjustments done</text:p>
          </table:table-cell>
          <table:table-cell table:style-name="ce6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batt_volt_Mi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att_volt_TM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in)</text:p>
          </table:table-cell>
          <table:table-cell table:style-name="Default" office:value-type="string" calcext:value-type="string">
            <text:p>time of battery voltage min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batt_volt_Ma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ax</text:p>
          </table:table-cell>
          <table:table-cell table:style-name="Default" office:value-type="string" calcext:value-type="string">
            <text:p>max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batt_volt_TM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ax)</text:p>
          </table:table-cell>
          <table:table-cell table:style-name="Default" office:value-type="string" calcext:value-type="string">
            <text:p>time of battery voltage max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_hmp_Min</text:p>
          </table:table-cell>
          <table:table-cell table:style-name="Default" office:value-type="string" calcext:value-type="string">
            <text:p>C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ambient temp.</text:p>
          </table:table-cell>
          <table:table-cell table:style-name="Default"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_hmp_TM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in)</text:p>
          </table:table-cell>
          <table:table-cell office:value-type="string" calcext:value-type="string">
            <text:p>time of ambient temp. minimum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_hmp_Ma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imum ambient temp.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_hmp_TM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ax)</text:p>
          </table:table-cell>
          <table:table-cell office:value-type="string" calcext:value-type="string">
            <text:p>time of ambient temp. maximum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_info" table:style-name="ta1">
        <table:table-column table:style-name="co5" table:default-cell-style-name="ce29"/>
        <table:table-column table:style-name="co18" table:default-cell-style-name="ce16"/>
        <table:table-column table:style-name="co19" table:default-cell-style-name="ce16"/>
        <table:table-column table:style-name="co8" table:default-cell-style-name="ce29"/>
        <table:table-column table:style-name="co20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TC_offset</text:p>
          </table:table-cell>
          <table:table-cell table:style-name="Default" office:value-type="string" calcext:value-type="string">
            <text:p>hours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time offset from UTC</text:p>
          </table:table-cell>
          <table:table-cell table:style-name="ce22" office:value-type="string" calcext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EofTN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RLite2_sens</text:p>
          </table:table-cell>
          <table:table-cell table:style-name="Default" office:value-type="string" calcext:value-type="string">
            <text:p>uV/W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I190SB_sens</text:p>
          </table:table-cell>
          <table:table-cell table:style-name="Default" office:value-type="string" calcext:value-type="string">
            <text:p>uA/mmol/s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FP_1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FP_2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pileResult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ardStatu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Memory card status at compilation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hfp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table:number-columns-repeated="2"/>
          <table:table-cell table:style-name="ce31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_info" table:style-name="ta1">
        <table:table-column table:style-name="co5" table:default-cell-style-name="ce29"/>
        <table:table-column table:style-name="co22" table:default-cell-style-name="ce16"/>
        <table:table-column table:style-name="co23" table:default-cell-style-name="ce16"/>
        <table:table-column table:style-name="co8" table:default-cell-style-name="ce29"/>
        <table:table-column table:style-name="co24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agon_NDV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NDV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cagon_PR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PR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n2oco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/CO analyzer installed</text:p>
          </table:table-cell>
          <table:table-cell table:style-name="ce20" office:value-type="string" calcext:value-type="string">
            <text:p>Los Gatos Research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lgr_n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gr_n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lgr_c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lgr_c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lgr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lgr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Picarro_co2ch4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/CH4 analyzer installed</text:p>
          </table:table-cell>
          <table:table-cell table:style-name="ce20" office:value-type="string" calcext:value-type="string">
            <text:p>Picarro, Inc. (G2301-f)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pic_co2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pic_co2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pic_ch4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pic_ch4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ic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ic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5" table:number-rows-spanned="1">
            <text:p>ADC: analog-to-digital converter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nostics" table:style-name="ta1">
        <table:table-column table:style-name="co25" table:default-cell-style-name="ce29"/>
        <table:table-column table:style-name="co26" table:default-cell-style-name="ce16"/>
        <table:table-column table:style-name="co27" table:default-cell-style-name="ce16"/>
        <table:table-column table:style-name="co8" table:default-cell-style-name="ce29"/>
        <table:table-column table:style-name="co28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total_scans</text:p>
          </table:table-cell>
          <table:table-cell table:style-name="ce22" office:value-type="string" calcext:value-type="string">
            <text:p>samples</text:p>
          </table:table-cell>
          <table:table-cell table:style-name="ce31" office:value-type="string" calcext:value-type="string">
            <text:p>Tot</text:p>
          </table:table-cell>
          <table:table-cell table:style-name="ce22" office:value-type="string" calcext:value-type="string">
            <text:p>number of fast scans performed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scans_1hz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low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cans_5s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oil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skipped_10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Default" office:value-type="string" calcext:value-type="string">
            <text:p>number of fast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skipped_1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low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skipped_5s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oil scans skipped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watchdog_errors</text:p>
          </table:table-cell>
          <table:table-cell table:style-name="ce20" office:value-type="string" calcext:value-type="string">
            <text:p>count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watchdog errors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data_extra" table:style-name="ta1">
        <table:table-column table:style-name="co25" table:default-cell-style-name="ce29"/>
        <table:table-column table:style-name="co6" table:default-cell-style-name="ce16"/>
        <table:table-column table:style-name="co29" table:default-cell-style-name="ce16"/>
        <table:table-column table:style-name="co8" table:default-cell-style-name="ce29"/>
        <table:table-column table:style-name="co30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gr_n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nitrous oxid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lgr_c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mon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pic_co2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di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pic_ch4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methan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pic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5">
          <table:table-cell/>
          <table:table-cell table:style-name="ce25" office:value-type="string" calcext:value-type="string" table:number-columns-spanned="5" table:number-rows-spanned="1">
            <text:p>Multipliers and offsets associated with values in this table are recorded in the extra_info table. The most recent mult/offset value from the extra_info table is applied to measurements in real-time before being recorded in this table so it is not necessary to perform post-scaling. Refer to the mult/offset value to obtain proper units. If no scaling is applied (ie., mult=1.0 / offset=0) then the units are mV.</text:p>
          </table:table-cell>
          <table:covered-table-cell table:style-name="ce20"/>
          <table:covered-table-cell table:style-name="ce32"/>
          <table:covered-table-cell table:number-columns-repeated="2"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4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1:50:36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1-16T11:51:10.180000000</dc:date>
    <meta:editing-duration>P1DT9H35M7S</meta:editing-duration>
    <meta:editing-cycles>59</meta:editing-cycles>
    <meta:generator>LibreOffice/4.3.3.2$Windows_x86 LibreOffice_project/9bb7eadab57b6755b1265afa86e04bf45fbfc644</meta:generator>
    <meta:document-statistic meta:table-count="11" meta:cell-count="1310" meta:object-count="0"/>
  </office:meta>
</office:document-meta>
</file>